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1c9" officeooo:paragraph-rsid="000f8b70"/>
    </style:style>
    <style:style style:name="T1" style:family="text">
      <style:text-properties officeooo:rsid="000f8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indi</text:span> movie names</text:p>
      <text:p text:style-name="P1">1)Narappa</text:p>
      <text:p text:style-name="P1">2)Vakeel Sa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14:46:11.041967329</meta:creation-date>
    <dc:date>2021-12-09T14:47:08.214737594</dc:date>
    <meta:editing-duration>PT57S</meta:editing-duration>
    <meta:editing-cycles>1</meta:editing-cycles>
    <meta:document-statistic meta:table-count="0" meta:image-count="0" meta:object-count="0" meta:page-count="1" meta:paragraph-count="3" meta:word-count="6" meta:character-count="39" meta:non-whitespace-character-count="36"/>
    <meta:generator>LibreOffice/6.0.7.3$Linux_X86_64 LibreOffice_project/00m0$Build-3</meta:generator>
  </office:meta>
</office:document-meta>
</file>